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6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fficher tous les post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post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post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 ou admi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5" office:value-type="string" calcext:value-type="string">
            <text:p>Ajouter un commentaire à un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commen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>
            <text:p>Afficher tous les commentaires d’un post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commen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15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commentaire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comment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 ou admi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2:14:30.427258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7T22:26:06.125141219</dc:date>
    <meta:editing-duration>PT8H49M43S</meta:editing-duration>
    <meta:editing-cycles>16</meta:editing-cycles>
    <meta:generator>LibreOffice/6.0.7.3$Linux_X86_64 LibreOffice_project/00m0$Build-3</meta:generator>
    <meta:document-statistic meta:table-count="1" meta:cell-count="153" meta:object-count="0"/>
  </office:meta>
</office:document-meta>
</file>